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0.5pt" style:font-size-asian="10.5pt" style:font-size-complex="10.5pt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Liberation Serif" fo:font-size="15pt" officeooo:paragraph-rsid="00216b33" style:font-size-asian="15pt" style:font-size-complex="15pt"/>
    </style:style>
    <style:style style:name="P5" style:family="paragraph" style:parent-style-name="Preformatted_20_Text">
      <style:paragraph-properties fo:margin-top="0in" fo:margin-bottom="0.1965in" loext:contextual-spacing="false"/>
      <style:text-properties style:font-name="Liberation Serif" fo:font-size="15pt" officeooo:paragraph-rsid="00229a56" style:font-size-asian="15pt" style:font-size-complex="15pt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Liberation Serif" fo:font-size="15pt" officeooo:paragraph-rsid="00243624" style:font-size-asian="15pt" style:font-size-complex="15pt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Liberation Serif" fo:font-size="15pt" fo:font-weight="bold" officeooo:rsid="0022cfbb" officeooo:paragraph-rsid="0022cfbb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6b33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size="12pt" style:font-size-asian="12pt" style:font-size-complex="12pt"/>
    </style:style>
    <style:style style:name="P10" style:family="paragraph" style:parent-style-name="Preformatted_20_Text">
      <style:paragraph-properties fo:margin-top="0in" fo:margin-bottom="0.1965in" loext:contextual-spacing="false"/>
      <style:text-properties fo:font-size="12pt" officeooo:paragraph-rsid="00229a56" style:font-size-asian="12pt" style:font-size-complex="12pt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229a56"/>
    </style:style>
    <style:style style:name="P12" style:family="paragraph" style:parent-style-name="Preformatted_20_Text">
      <style:paragraph-properties fo:margin-top="0in" fo:margin-bottom="0.1965in" loext:contextual-spacing="false"/>
      <style:text-properties fo:font-size="11pt" style:font-size-asian="11pt" style:font-size-complex="11pt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weight="bold" officeooo:paragraph-rsid="00260a50" style:font-weight-asian="bold" style:font-weight-complex="bold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2cfbb"/>
    </style:style>
    <style:style style:name="P15" style:family="paragraph" style:parent-style-name="Preformatted_20_Text">
      <style:paragraph-properties fo:margin-top="0in" fo:margin-bottom="0.1965in" loext:contextual-spacing="false"/>
      <style:text-properties fo:font-size="10.5pt" style:font-size-asian="10.5pt" style:font-size-complex="10.5pt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60a50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292532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2b1715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3bc64" officeooo:paragraph-rsid="001ff8ae" fo:background-color="#87d1d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292532" officeooo:paragraph-rsid="00292532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officeooo:paragraph-rsid="00275b83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000000" fo:font-size="16pt" fo:font-weight="bold" officeooo:rsid="00169785" officeooo:paragraph-rsid="001ff8ae" fo:background-color="#ffffff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fo:font-size="16pt" fo:font-weight="bold" officeooo:rsid="00169785" officeooo:paragraph-rsid="00243624" fo:background-color="#ffffff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6pt" fo:font-weight="bold" officeooo:rsid="00169785" officeooo:paragraph-rsid="00275b83" fo:background-color="#ffffff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6pt" fo:font-weight="normal" officeooo:rsid="00169785" officeooo:paragraph-rsid="00216b33" fo:background-color="#ffffff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6pt" fo:font-weight="normal" officeooo:rsid="00169785" officeooo:paragraph-rsid="00229a56" fo:background-color="#ffffff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6pt" fo:font-weight="normal" officeooo:rsid="00169785" officeooo:paragraph-rsid="00243624" fo:background-color="#ffffff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6pt" fo:font-weight="normal" officeooo:rsid="00169785" officeooo:paragraph-rsid="00275b83" fo:background-color="#fffff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01ff8ae"/>
    </style:style>
    <style:style style:name="P30" style:family="paragraph" style:parent-style-name="Standard">
      <style:paragraph-properties fo:text-align="start" style:justify-single-word="false"/>
      <style:text-properties officeooo:paragraph-rsid="00216b33"/>
    </style:style>
    <style:style style:name="P31" style:family="paragraph" style:parent-style-name="Standard">
      <style:paragraph-properties fo:text-align="start" style:justify-single-word="false"/>
      <style:text-properties officeooo:paragraph-rsid="00229a56"/>
    </style:style>
    <style:style style:name="P32" style:family="paragraph" style:parent-style-name="Standard">
      <style:paragraph-properties fo:text-align="start" style:justify-single-word="false"/>
      <style:text-properties officeooo:paragraph-rsid="00243624"/>
    </style:style>
    <style:style style:name="P33" style:family="paragraph" style:parent-style-name="Standard">
      <style:paragraph-properties fo:text-align="start" style:justify-single-word="false"/>
      <style:text-properties officeooo:paragraph-rsid="00260a50"/>
    </style:style>
    <style:style style:name="P34" style:family="paragraph" style:parent-style-name="Standard">
      <style:paragraph-properties fo:text-align="start" style:justify-single-word="false"/>
      <style:text-properties officeooo:paragraph-rsid="00275b83"/>
    </style:style>
    <style:style style:name="P35" style:family="paragraph" style:parent-style-name="Standard">
      <style:paragraph-properties fo:text-align="start" style:justify-single-word="false"/>
      <style:text-properties officeooo:paragraph-rsid="00292532"/>
    </style:style>
    <style:style style:name="P36" style:family="paragraph" style:parent-style-name="Standard">
      <style:paragraph-properties fo:text-align="start" style:justify-single-word="false"/>
      <style:text-properties officeooo:paragraph-rsid="002b1715"/>
    </style:style>
    <style:style style:name="P37" style:family="paragraph" style:parent-style-name="Standard">
      <style:paragraph-properties fo:text-align="start" style:justify-single-word="false"/>
      <style:text-properties fo:font-size="13pt" fo:font-weight="normal" officeooo:rsid="00292532" officeooo:paragraph-rsid="00292532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bold" officeooo:paragraph-rsid="00292532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font-weight="bold" officeooo:rsid="001b893c" officeooo:paragraph-rsid="002b1715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5pt" fo:font-weight="normal" officeooo:rsid="001b893c" officeooo:paragraph-rsid="002b1715" style:font-size-asian="15pt" style:font-weight-asian="normal" style:font-size-complex="15pt" style:font-weight-complex="normal"/>
    </style:style>
    <style:style style:name="P41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officeooo:rsid="00169785"/>
    </style:style>
    <style:style style:name="T2" style:family="text">
      <style:text-properties officeooo:rsid="001ff8ae"/>
    </style:style>
    <style:style style:name="T3" style:family="text">
      <style:text-properties fo:color="#000000" fo:font-size="16pt" fo:font-weight="bold" officeooo:rsid="001ff8ae" fo:background-color="#ffffff" loext:char-shading-value="0" style:font-size-asian="14pt" style:font-weight-asian="bold" style:font-size-complex="16pt" style:font-weight-complex="bold"/>
    </style:style>
    <style:style style:name="T4" style:family="text">
      <style:text-properties fo:color="#000000" fo:font-size="16pt" fo:font-weight="normal" officeooo:rsid="00169785" fo:background-color="#ffffff" loext:char-shading-value="0" style:font-size-asian="14pt" style:font-weight-asian="normal" style:font-size-complex="16pt" style:font-weight-complex="normal"/>
    </style:style>
    <style:style style:name="T5" style:family="text">
      <style:text-properties fo:color="#000000" fo:font-size="16pt" fo:font-weight="normal" officeooo:rsid="00216b33" fo:background-color="#ffffff" loext:char-shading-value="0" style:font-size-asian="14pt" style:font-weight-asian="normal" style:font-size-complex="16pt" style:font-weight-complex="normal"/>
    </style:style>
    <style:style style:name="T6" style:family="text">
      <style:text-properties fo:color="#000000" fo:font-size="16pt" fo:font-weight="normal" officeooo:rsid="00229a56" fo:background-color="#ffffff" loext:char-shading-value="0" style:font-size-asian="14pt" style:font-weight-asian="normal" style:font-size-complex="16pt" style:font-weight-complex="normal"/>
    </style:style>
    <style:style style:name="T7" style:family="text">
      <style:text-properties fo:color="#000000" fo:font-size="16pt" fo:font-weight="normal" officeooo:rsid="00260a50" fo:background-color="#ffffff" loext:char-shading-value="0" style:font-size-asian="14pt" style:font-weight-asian="normal" style:font-size-complex="16pt" style:font-weight-complex="normal"/>
    </style:style>
    <style:style style:name="T8" style:family="text">
      <style:text-properties fo:color="#000000" style:font-name="Liberation Serif" fo:font-size="15pt" fo:font-weight="normal" officeooo:rsid="00169785" fo:background-color="#ffffff" loext:char-shading-value="0" style:font-size-asian="15pt" style:font-weight-asian="normal" style:font-size-complex="15pt" style:font-weight-complex="normal"/>
    </style:style>
    <style:style style:name="T9" style:family="text">
      <style:text-properties fo:color="#000000" style:font-name="Liberation Serif" fo:font-size="15pt" fo:font-weight="normal" officeooo:rsid="00216b33" fo:background-color="#ffffff" loext:char-shading-value="0" style:font-size-asian="15pt" style:font-weight-asian="normal" style:font-size-complex="15pt" style:font-weight-complex="normal"/>
    </style:style>
    <style:style style:name="T10" style:family="text">
      <style:text-properties fo:color="#000000" style:font-name="Liberation Serif" fo:font-size="15pt" fo:font-weight="normal" officeooo:rsid="00229a56" fo:background-color="#ffffff" loext:char-shading-value="0" style:font-size-asian="15pt" style:font-weight-asian="normal" style:font-size-complex="15pt" style:font-weight-complex="normal"/>
    </style:style>
    <style:style style:name="T11" style:family="text">
      <style:text-properties fo:color="#000000" style:font-name="Liberation Serif" fo:font-size="15pt" fo:font-weight="normal" officeooo:rsid="00275b83" fo:background-color="#ffffff" loext:char-shading-value="0" style:font-size-asian="15pt" style:font-weight-asian="normal" style:font-size-complex="15pt" style:font-weight-complex="normal"/>
    </style:style>
    <style:style style:name="T12" style:family="text">
      <style:text-properties fo:color="#000000" style:font-name="Liberation Serif" fo:font-size="15pt" fo:background-color="#ffffff" loext:char-shading-value="0" style:font-size-asian="15pt" style:font-size-complex="15pt"/>
    </style:style>
    <style:style style:name="T13" style:family="text">
      <style:text-properties fo:color="#000000" style:font-name="Liberation Serif" fo:font-size="15pt" officeooo:rsid="00275b83" fo:background-color="#ffffff" loext:char-shading-value="0" style:font-size-asian="15pt" style:font-size-complex="15pt"/>
    </style:style>
    <style:style style:name="T14" style:family="text">
      <style:text-properties fo:color="#000000" style:font-name="Liberation Serif" fo:font-size="15pt" officeooo:rsid="002b1715" fo:background-color="#ffffff" loext:char-shading-value="0" style:font-size-asian="15pt" style:font-size-complex="15pt"/>
    </style:style>
    <style:style style:name="T15" style:family="text">
      <style:text-properties fo:color="#000000" style:font-name="Liberation Serif" fo:font-size="15pt" fo:font-weight="bold" officeooo:rsid="002b1715" fo:background-color="#ffffff" loext:char-shading-value="0" style:font-size-asian="15pt" style:font-weight-asian="bold" style:font-size-complex="15pt" style:font-weight-complex="bold"/>
    </style:style>
    <style:style style:name="T16" style:family="text">
      <style:text-properties fo:color="#000000" style:font-name="Liberation Serif" fo:font-size="11pt" fo:font-weight="normal" officeooo:rsid="00229a56" fo:background-color="#ffffff" loext:char-shading-value="0" style:font-size-asian="11pt" style:font-weight-asian="normal" style:font-size-complex="11pt" style:font-weight-complex="normal"/>
    </style:style>
    <style:style style:name="T17" style:family="text">
      <style:text-properties fo:color="#000000" style:font-name="Liberation Serif" fo:font-size="12pt" fo:font-weight="normal" officeooo:rsid="00229a56" fo:background-color="#ffffff" loext:char-shading-value="0" style:font-size-asian="12pt" style:font-weight-asian="normal" style:font-size-complex="12pt" style:font-weight-complex="normal"/>
    </style:style>
    <style:style style:name="T18" style:family="text">
      <style:text-properties fo:color="#000000" style:font-name="Liberation Serif" fo:font-size="12pt" fo:font-weight="normal" officeooo:rsid="00275b83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style:font-name="Liberation Serif" fo:font-size="16pt" fo:font-weight="normal" officeooo:rsid="00169785" fo:background-color="#ffffff" loext:char-shading-value="0" style:font-size-asian="14pt" style:font-weight-asian="normal" style:font-size-complex="16pt" style:font-weight-complex="normal"/>
    </style:style>
    <style:style style:name="T20" style:family="text">
      <style:text-properties fo:color="#000000" style:font-name="Liberation Serif" fo:background-color="#ffffff" loext:char-shading-value="0"/>
    </style:style>
    <style:style style:name="T21" style:family="text">
      <style:text-properties fo:color="#000000" style:font-name="Liberation Serif" officeooo:rsid="002b1715" fo:background-color="#ffffff" loext:char-shading-value="0"/>
    </style:style>
    <style:style style:name="T22" style:family="text">
      <style:text-properties fo:color="#000000" style:font-name="Liberation Serif" fo:font-size="13pt" fo:font-weight="normal" officeooo:rsid="002b1715" fo:background-color="#ffffff" loext:char-shading-value="0" style:font-size-asian="11.3500003814697pt" style:font-weight-asian="normal" style:font-size-complex="13pt" style:font-weight-complex="normal"/>
    </style:style>
    <style:style style:name="T23" style:family="text">
      <style:text-properties fo:color="#000000" style:font-name="Liberation Serif" fo:font-size="13pt" officeooo:rsid="002b1715" fo:background-color="#ffffff" loext:char-shading-value="0" style:font-size-asian="11.3500003814697pt" style:font-size-complex="13pt"/>
    </style:style>
    <style:style style:name="T24" style:family="text">
      <style:text-properties fo:color="#000000" style:font-name="Liberation Serif" fo:font-weight="bold" officeooo:rsid="002b1715" fo:background-color="#ffffff" loext:char-shading-value="0" style:font-weight-asian="bold" style:font-weight-complex="bold"/>
    </style:style>
    <style:style style:name="T25" style:family="text">
      <style:text-properties fo:color="#000000" style:font-name="Liberation Serif" fo:font-weight="normal" officeooo:rsid="002b1715" fo:background-color="#ffffff" loext:char-shading-value="0" style:font-weight-asian="normal" style:font-weight-complex="normal"/>
    </style:style>
    <style:style style:name="T26" style:family="text">
      <style:text-properties fo:color="#000000" fo:font-size="14pt" fo:font-weight="normal" officeooo:rsid="00229a56" fo:background-color="#ffffff" loext:char-shading-value="0" style:font-size-asian="12.25pt" style:font-weight-asian="normal" style:font-size-complex="14pt" style:font-weight-complex="normal"/>
    </style:style>
    <style:style style:name="T27" style:family="text">
      <style:text-properties fo:color="#000000" fo:font-weight="normal" officeooo:rsid="00169785" fo:background-color="#ffffff" loext:char-shading-value="0" style:font-weight-asian="normal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ff8ae" style:font-weight-asian="normal" style:font-weight-complex="normal"/>
    </style:style>
    <style:style style:name="T30" style:family="text">
      <style:text-properties fo:font-weight="normal" officeooo:rsid="00292532" style:font-weight-asian="normal" style:font-weight-complex="normal"/>
    </style:style>
    <style:style style:name="T31" style:family="text">
      <style:text-properties style:font-name="Liberation Serif" fo:font-size="15pt" style:font-size-asian="15pt" style:font-size-complex="15pt"/>
    </style:style>
    <style:style style:name="T32" style:family="text">
      <style:text-properties style:font-name="Liberation Serif" fo:font-size="15pt" officeooo:rsid="0017f2cb" style:font-size-asian="15pt" style:font-size-complex="15pt"/>
    </style:style>
    <style:style style:name="T33" style:family="text">
      <style:text-properties style:font-name="Liberation Serif" fo:font-size="15pt" officeooo:rsid="00216b33" style:font-size-asian="15pt" style:font-size-complex="15pt"/>
    </style:style>
    <style:style style:name="T34" style:family="text">
      <style:text-properties style:font-name="Liberation Serif" fo:font-size="15pt" officeooo:rsid="00229a56" style:font-size-asian="15pt" style:font-size-complex="15pt"/>
    </style:style>
    <style:style style:name="T35" style:family="text">
      <style:text-properties style:font-name="Liberation Serif" fo:font-size="15pt" officeooo:rsid="0022cfbb" style:font-size-asian="15pt" style:font-size-complex="15pt"/>
    </style:style>
    <style:style style:name="T36" style:family="text">
      <style:text-properties style:font-name="Liberation Serif" fo:font-size="15pt" officeooo:rsid="00243624" style:font-size-asian="15pt" style:font-size-complex="15pt"/>
    </style:style>
    <style:style style:name="T37" style:family="text">
      <style:text-properties style:font-name="Liberation Serif" fo:font-size="15pt" officeooo:rsid="00260a50" style:font-size-asian="15pt" style:font-size-complex="15pt"/>
    </style:style>
    <style:style style:name="T38" style:family="text">
      <style:text-properties style:font-name="Liberation Serif" fo:font-size="15pt" fo:font-weight="normal" officeooo:rsid="00216b33" style:font-size-asian="15pt" style:font-weight-asian="normal" style:font-size-complex="15pt" style:font-weight-complex="normal"/>
    </style:style>
    <style:style style:name="T39" style:family="text">
      <style:text-properties style:font-name="Liberation Serif" fo:font-size="15pt" fo:font-weight="normal" officeooo:rsid="0022cfbb" style:font-size-asian="15pt" style:font-weight-asian="normal" style:font-size-complex="15pt" style:font-weight-complex="normal"/>
    </style:style>
    <style:style style:name="T40" style:family="text">
      <style:text-properties style:font-name="Liberation Serif" fo:font-size="15pt" fo:font-weight="normal" officeooo:rsid="00260a50" style:font-size-asian="15pt" style:font-weight-asian="normal" style:font-size-complex="15pt" style:font-weight-complex="normal"/>
    </style:style>
    <style:style style:name="T41" style:family="text">
      <style:text-properties style:font-name="Liberation Serif" fo:font-size="15pt" fo:font-weight="normal" officeooo:rsid="00275b83" style:font-size-asian="15pt" style:font-weight-asian="normal" style:font-size-complex="15pt" style:font-weight-complex="normal"/>
    </style:style>
    <style:style style:name="T42" style:family="text">
      <style:text-properties style:font-name="Liberation Serif" fo:font-size="15pt" fo:font-weight="bold" officeooo:rsid="0017f2cb" style:font-size-asian="15pt" style:font-weight-asian="bold" style:font-size-complex="15pt" style:font-weight-complex="bold"/>
    </style:style>
    <style:style style:name="T43" style:family="text">
      <style:text-properties style:font-name="Liberation Serif" fo:font-size="15pt" fo:font-weight="bold" officeooo:rsid="0022cfbb" style:font-size-asian="15pt" style:font-weight-asian="bold" style:font-size-complex="15pt" style:font-weight-complex="bold"/>
    </style:style>
    <style:style style:name="T44" style:family="text">
      <style:text-properties style:font-name="Liberation Serif" fo:font-size="12pt" officeooo:rsid="00216b33" style:font-size-asian="12pt" style:font-size-complex="12pt"/>
    </style:style>
    <style:style style:name="T45" style:family="text">
      <style:text-properties style:font-name="Liberation Serif" fo:font-size="12pt" fo:font-weight="normal" officeooo:rsid="00275b83" style:font-size-asian="12pt" style:font-weight-asian="normal" style:font-size-complex="12pt" style:font-weight-complex="normal"/>
    </style:style>
    <style:style style:name="T46" style:family="text">
      <style:text-properties style:font-name="Liberation Serif" fo:font-size="10.5pt" fo:font-weight="normal" officeooo:rsid="0022cfbb" style:font-size-asian="10.5pt" style:font-weight-asian="normal" style:font-size-complex="10.5pt" style:font-weight-complex="normal"/>
    </style:style>
    <style:style style:name="T47" style:family="text">
      <style:text-properties style:font-name="Liberation Serif" fo:font-size="13pt" fo:font-weight="normal" officeooo:rsid="00260a50" style:font-size-asian="13pt" style:font-weight-asian="normal" style:font-size-complex="13pt" style:font-weight-complex="normal"/>
    </style:style>
    <style:style style:name="T48" style:family="text">
      <style:text-properties style:font-name="Liberation Serif" fo:font-size="14pt" fo:font-weight="bold" officeooo:rsid="001b893c" style:font-size-asian="12.25pt" style:font-weight-asian="bold" style:font-size-complex="14pt" style:font-weight-complex="bold"/>
    </style:style>
    <style:style style:name="T49" style:family="text">
      <style:text-properties officeooo:rsid="0017f2cb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font-weight="bold" officeooo:rsid="00292532" style:font-size-asian="12pt" style:font-weight-asian="bold" style:font-size-complex="12pt" style:font-weight-complex="bold"/>
    </style:style>
    <style:style style:name="T52" style:family="text">
      <style:text-properties fo:font-weight="bold" officeooo:rsid="00292532" style:font-weight-asian="bold" style:font-weight-complex="bold"/>
    </style:style>
    <style:style style:name="T53" style:family="text">
      <style:text-properties fo:font-size="14pt" officeooo:rsid="00243624" style:font-size-complex="14pt"/>
    </style:style>
    <style:style style:name="T54" style:family="text">
      <style:text-properties fo:font-size="14pt" officeooo:rsid="00275b83" style:font-size-complex="14pt"/>
    </style:style>
    <style:style style:name="T55" style:family="text">
      <style:text-properties fo:font-size="14pt" officeooo:rsid="00292532" style:font-size-complex="14pt"/>
    </style:style>
    <style:style style:name="T56" style:family="text">
      <style:text-properties fo:font-size="14pt" fo:font-weight="bold" style:font-size-asian="12.25pt" style:font-weight-asian="bold" style:font-size-complex="14pt" style:font-weight-complex="bold"/>
    </style:style>
    <style:style style:name="T57" style:family="text">
      <style:text-properties officeooo:rsid="00243624"/>
    </style:style>
    <style:style style:name="T58" style:family="text">
      <style:text-properties officeooo:rsid="00260a50"/>
    </style:style>
    <style:style style:name="T59" style:family="text">
      <style:text-properties officeooo:rsid="00275b83"/>
    </style:style>
    <style:style style:name="T60" style:family="text">
      <style:text-properties officeooo:rsid="002925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ssignment OF <text:span text:style-name="T2">Third</text:span> Session( Dec <text:span text:style-name="T2">10</text:span>-<text:span text:style-name="T1">16</text:span> )</text:p>
      <text:p text:style-name="P19"/>
      <text:p text:style-name="P22">Section <text:span text:style-name="T2">7</text:span></text:p>
      <text:p text:style-name="P22"/>
      <text:p text:style-name="P29"><text:span text:style-name="T3">1) </text:span><text:span text:style-name="Strong_20_Emphasis">Groupby on DataFrames</text:span></text:p>
      <text:p text:style-name="P29"><text:span text:style-name="Strong_20_Emphasis"/></text:p>
      <text:p text:style-name="P29"><text:span text:style-name="Strong_20_Emphasis"><text:span text:style-name="T29"><text:s text:c="2"/></text:span></text:span></text:p>
      <text:p text:style-name="P30"><text:span text:style-name="T4">→ </text:span><text:span text:style-name="T5">We c</text:span><text:span text:style-name="T4">an </text:span><text:span text:style-name="T5">group dataframes by using groupby function like this</text:span></text:p>
      <text:p text:style-name="P30"><text:span text:style-name="T5"><text:s text:c="11"/></text:span>group1 = dframe['dataset1'].groupby(dframe['k1'])</text:p>
      <text:p text:style-name="P25"/>
      <text:p text:style-name="P30"><text:span text:style-name="T4"><text:s text:c="2"/>→ </text:span><text:span text:style-name="T9">Find mean and many important things with pre-defined methods such as </text:span></text:p>
      <text:p text:style-name="P8"><text:span text:style-name="T31"><text:s text:c="16"/></text:span>group1.mean()</text:p>
      <text:p text:style-name="P4"><text:s text:c="5"/>→<text:span text:style-name="T49"> To find of a particular column </text:span></text:p>
      <text:p text:style-name="P8"><text:span text:style-name="T31"><text:s text:c="14"/></text:span>dframe['dataset1'].groupby([cities,month]).mean()</text:p>
      <text:p text:style-name="P8"><text:span text:style-name="T31"><text:s text:c="5"/>→</text:span><text:span text:style-name="T32"> </text:span><text:span text:style-name="T33">multiple grouping by</text:span></text:p>
      <text:p text:style-name="P8"><text:span text:style-name="T33"><text:s text:c="13"/>dframe.groupby(['k1','k2']).mean()</text:span></text:p>
      <text:p text:style-name="P8"><text:span text:style-name="T32"><text:line-break/> → </text:span><text:span text:style-name="T33">Now we have divided it in groups and we want to now , iterate through each object, the we use any loop and print items like this </text:span></text:p>
      <text:p text:style-name="P8"><text:span text:style-name="T33"><text:s text:c="13"/></text:span><text:span text:style-name="T44">for name,group in dframe.groupby('k1'):</text:span></text:p>
      <text:p text:style-name="P1"><text:s text:c="9"/>print ("This is the %s group" %name)</text:p>
      <text:p text:style-name="P1"><text:s text:c="9"/>print (group)</text:p>
      <text:p text:style-name="P9"><text:s text:c="9"/>print ('\n')</text:p>
      <text:p text:style-name="P8"><text:span text:style-name="T33"/></text:p>
      <text:p text:style-name="P8"><text:span text:style-name="T31"><text:s text:c="6"/>→</text:span><text:span text:style-name="T32"> </text:span><text:span text:style-name="Strong_20_Emphasis"><text:span text:style-name="T38">Using dict and defining on which axis we want the result :</text:span></text:span></text:p>
      <text:p text:style-name="P8"><text:span text:style-name="Strong_20_Emphasis"><text:span text:style-name="T38"><text:s text:c="14"/>group_dict_axis1 = dict(list(dframe.groupby(dframe.dtypes,axis=1)))</text:span></text:span></text:p>
      <text:p text:style-name="P8"><text:span text:style-name="Strong_20_Emphasis"><text:span text:style-name="T38"><text:s text:c="3"/></text:span></text:span></text:p>
      <text:p text:style-name="P11"><text:span text:style-name="Strong_20_Emphasis"><text:span text:style-name="T38"><text:s text:c="4"/></text:span></text:span><text:span text:style-name="Strong_20_Emphasis"><text:span text:style-name="T42">2) </text:span></text:span><text:span text:style-name="Strong_20_Emphasis"><text:span text:style-name="T34">Groupby on dict and series</text:span></text:span></text:p>
      <text:p text:style-name="P31"><text:span text:style-name="T4">→ </text:span><text:span text:style-name="T5">s</text:span><text:span text:style-name="T6">licing and keeping some values Nan by :</text:span></text:p>
      <text:p text:style-name="P31"><text:soft-page-break/><text:span text:style-name="T6"><text:s text:c="3"/></text:span><text:span text:style-name="T26"><text:s text:c="7"/>animals.ix[1:2,['W','Y']] = np.nan</text:span></text:p>
      <text:p text:style-name="P26"/>
      <text:p text:style-name="P31"><text:span text:style-name="T4"><text:s text:c="2"/>→ </text:span><text:span text:style-name="T10">Defining Our own type of dictionary and grouping it based on this :</text:span></text:p>
      <text:p text:style-name="P31"><text:span text:style-name="T10"><text:s text:c="10"/></text:span></text:p>
      <text:p text:style-name="P31"><text:span text:style-name="T10"><text:s text:c="15"/></text:span><text:span text:style-name="T16">behaviour_map = {'W':'good','X':'bad','Y':'good','Z':'bad'}</text:span></text:p>
      <text:p text:style-name="P41"><text:s text:c="20"/>animal_col = animals.groupby(behaviour_map,axis=1)</text:p>
      <text:p text:style-name="P12"><text:s text:c="8"/>animal_col.sum()</text:p>
      <text:p text:style-name="P31"><text:span text:style-name="T10">→ Until count()</text:span></text:p>
      <text:p text:style-name="P31"><text:span text:style-name="T10"><text:s text:c="7"/>animals.groupby(behav_series,axis=1).count()</text:span></text:p>
      <text:p text:style-name="P31"><text:span text:style-name="T10">→ For sum defining the axis on which we want by :</text:span></text:p>
      <text:p text:style-name="P31"><text:span text:style-name="T10"><text:s text:c="4"/></text:span></text:p>
      <text:p text:style-name="P31"><text:span text:style-name="T10"><text:s text:c="8"/>animals.groupby(behav_series,axis=1).sum()</text:span></text:p>
      <text:p text:style-name="P31"><text:span text:style-name="T10"><text:s text:c="2"/></text:span></text:p>
      <text:p text:style-name="P31"><text:span text:style-name="T10"><text:s text:c="2"/>→ As we remember hierarchical index, this Is somewhat similar :</text:span></text:p>
      <text:p text:style-name="P31"><text:span text:style-name="T10"><text:s text:c="5"/></text:span></text:p>
      <text:p text:style-name="P31"><text:span text:style-name="T10"><text:s text:c="4"/></text:span><text:span text:style-name="T17">hier_col = pd.MultiIndex.from_arrays([['NY','NY','NY','SF','SF'],</text:span></text:p>
      <text:p text:style-name="P1"><text:s text:c="39"/>[1,2,3,1,2]],</text:p>
      <text:p text:style-name="P10"><text:s text:c="37"/>names=['cities','sub_value'])</text:p>
      <text:p text:style-name="P10"><text:s text:c="3"/>dframe_hr = DataFrame(np.arange(25).reshape(5,5),columns=hier_col)</text:p>
      <text:p text:style-name="P9"><text:s text:c="3"/>dframe_hr = dframe_hr * 100</text:p>
      <text:p text:style-name="P31"><text:span text:style-name="T10"/></text:p>
      <text:p text:style-name="P31"><text:span text:style-name="T10"/></text:p>
      <text:p text:style-name="P11"><text:span text:style-name="T31"><text:s text:c="2"/></text:span><text:span text:style-name="Strong_20_Emphasis"><text:span text:style-name="T34">3) Aggregation : </text:span></text:span></text:p>
      <text:p text:style-name="P31"><text:span text:style-name="Strong_20_Emphasis"><text:span text:style-name="T29"><text:s text:c="2"/></text:span></text:span></text:p>
      <text:p text:style-name="P31"><text:span text:style-name="T4">→ </text:span><text:span text:style-name="T6">Reading csv files using pandas by </text:span></text:p>
      <text:p text:style-name="P31"><text:span text:style-name="T6"><text:s text:c="2"/></text:span></text:p>
      <text:p text:style-name="P31"><text:span text:style-name="T4"><text:s text:c="4"/></text:span><text:span text:style-name="T5">dframe_wine = pd.read_csv('winequality-red.csv',sep=';')</text:span></text:p>
      <text:p text:style-name="P31"><text:span text:style-name="T5"/></text:p>
      <text:p text:style-name="P26"/>
      <text:p text:style-name="P31"><text:span text:style-name="T4"><text:s text:c="2"/>→ </text:span><text:span text:style-name="T10">Mean of a particular column :</text:span></text:p>
      <text:p text:style-name="P31"><text:span text:style-name="T10"><text:s text:c="6"/></text:span></text:p>
      <text:p text:style-name="P31"><text:span text:style-name="T10"><text:s text:c="9"/>dframe_wine['alcohol'].mean()</text:span></text:p>
      <text:p text:style-name="P31"><text:span text:style-name="T10"/></text:p>
      <text:p text:style-name="P5"><text:s text:c="3"/>→<text:span text:style-name="T49"> Grouping all of them by a certain column :</text:span></text:p>
      <text:p text:style-name="P7"><text:soft-page-break/>Note : Using a column with less number variations is a wise option to group <text:s text:c="7"/>on.</text:p>
      <text:p text:style-name="P11"><text:span text:style-name="T31"><text:s text:c="3"/></text:span>wino = dframe_wine.groupby('quality')</text:p>
      <text:p text:style-name="P11"><text:span text:style-name="T31"><text:s text:c="5"/>→</text:span><text:span text:style-name="T32"> </text:span><text:span text:style-name="T35">Saving it in a column by :</text:span></text:p>
      <text:p text:style-name="P11"><text:span text:style-name="T35"><text:s text:c="9"/>dframe_wine['qual/alc ratio'] =dframe_wine['quality']/dframe_wine['alcohol']</text:span></text:p>
      <text:p text:style-name="P11"><text:span text:style-name="T35"><text:s text:c="3"/>→ Using matplotlib :</text:span></text:p>
      <text:p text:style-name="P11"><text:span text:style-name="T35"><text:s text:c="7"/>plotting it beautifully :</text:span></text:p>
      <text:p text:style-name="P11"><text:span text:style-name="T35"><text:s text:c="8"/>dframe_wine.plot(kind='scatter',x='quality',y='alcohol')</text:span></text:p>
      <text:p text:style-name="P11"><text:span text:style-name="T35"><text:s text:c="3"/>This means alcohol vs quality.</text:span></text:p>
      <text:p text:style-name="P11"><text:span text:style-name="T35"/></text:p>
      <text:p text:style-name="P14"><text:span text:style-name="T43">4) </text:span><text:span text:style-name="Strong_20_Emphasis"><text:span text:style-name="T31">Split</text:span></text:span><text:span text:style-name="Strong_20_Emphasis"><text:span text:style-name="T36">ting </text:span></text:span><text:span text:style-name="Strong_20_Emphasis"><text:span text:style-name="T31">, Apply</text:span></text:span><text:span text:style-name="Strong_20_Emphasis"><text:span text:style-name="T36">ing </text:span></text:span><text:span text:style-name="Strong_20_Emphasis"><text:span text:style-name="T31">, Combin</text:span></text:span><text:span text:style-name="Strong_20_Emphasis"><text:span text:style-name="T36">ing</text:span></text:span><text:span text:style-name="Strong_20_Emphasis"><text:span text:style-name="T43"> :</text:span></text:span></text:p>
      <text:p text:style-name="P14"><text:span text:style-name="Strong_20_Emphasis"><text:span text:style-name="T43"><text:s text:c="2"/>→ </text:span></text:span><text:span text:style-name="Strong_20_Emphasis"><text:span text:style-name="T39">Using functions in python and sorting with the given parameters</text:span></text:span></text:p>
      <text:p text:style-name="P14"><text:span text:style-name="Strong_20_Emphasis"><text:span text:style-name="T39"><text:s text:c="7"/></text:span></text:span><text:span text:style-name="Strong_20_Emphasis"><text:span text:style-name="T46">def ranker(df):</text:span></text:span></text:p>
      <text:p text:style-name="P2"><text:s text:c="8"/>df['alc_content_rank'] = np.arange(len(df)) + 1</text:p>
      <text:p text:style-name="P15"><text:s text:c="8"/>return df </text:p>
      <text:p text:style-name="P15"><text:s text:c="4"/>dframe_wine.sort('alcohol',ascending=False,inplace=True)</text:p>
      <text:p text:style-name="P14"><text:span text:style-name="Strong_20_Emphasis"><text:span text:style-name="T39"><text:s text:c="2"/></text:span></text:span></text:p>
      <text:p text:style-name="P14"><text:span text:style-name="T32"><text:s text:c="2"/>→ </text:span><text:span text:style-name="T35">Using defined functions </text:span></text:p>
      <text:p text:style-name="P14"><text:span text:style-name="T35"><text:s text:c="6"/>dframe_wine = dframe_wine.groupby('quality').apply(ranker)</text:span></text:p>
      <text:p text:style-name="P14"><text:span text:style-name="T35"><text:s/>→ depending on length of qual :</text:span></text:p>
      <text:p text:style-name="P14"><text:span text:style-name="T35"><text:s text:c="7"/>printing the values ,</text:span></text:p>
      <text:p text:style-name="P14"><text:span text:style-name="T35"><text:s text:c="5"/>dframe_wine[dframe_wine.alc_content_rank == 1].head(len(num_of_qual))</text:span></text:p>
      <text:p text:style-name="P14"><text:span text:style-name="T35"><text:s/></text:span></text:p>
      <text:p text:style-name="P23"><text:soft-page-break/><text:span text:style-name="T57">5)</text:span> <text:span text:style-name="T53">Cross Tabulation :</text:span></text:p>
      <text:p text:style-name="P23"><text:span text:style-name="T53"/></text:p>
      <text:p text:style-name="P27"><text:s text:c="5"/>→ <text:span text:style-name="T58">from inut output import usefuk things :</text:span></text:p>
      <text:p text:style-name="P32"><text:span text:style-name="T4"><text:s text:c="11"/></text:span>from io import StringIO</text:p>
      <text:p text:style-name="P27"/>
      <text:p text:style-name="P33"><text:span text:style-name="T4"><text:s text:c="5"/>→ <text:s/></text:span><text:span text:style-name="T7">Cross tab on dframe on Intelligence column:</text:span></text:p>
      <text:p text:style-name="P33"><text:span text:style-name="T19"/></text:p>
      <text:p text:style-name="P33"><text:span text:style-name="T19"><text:s text:c="10"/></text:span><text:span text:style-name="T8">pd.crosstab(dframe.Animal,dframe.Intelligence,margins=True)</text:span></text:p>
      <text:p text:style-name="P32"><text:span text:style-name="T8"/></text:p>
      <text:p text:style-name="P16"><text:span text:style-name="T31"><text:s text:c="5"/>→</text:span><text:span text:style-name="T32"> Without margins :</text:span></text:p>
      <text:p text:style-name="P16"><text:span text:style-name="T32"><text:s text:c="10"/></text:span>pd.crosstab(dframe.Animal,dframe.Intelligence,margins=False)</text:p>
      <text:p text:style-name="P16"/>
      <text:p text:style-name="P13">-----------------------------------------------------------------------------------</text:p>
      <text:p text:style-name="P6"/>
      <text:p text:style-name="P16"><text:span text:style-name="Strong_20_Emphasis"><text:span text:style-name="T37">Section 8</text:span></text:span></text:p>
      <text:p text:style-name="P16"><text:span text:style-name="Strong_20_Emphasis"><text:span text:style-name="T37"/></text:span></text:p>
      <text:p text:style-name="P16"><text:span text:style-name="Strong_20_Emphasis"><text:span text:style-name="T37">The more intersting and visualizing part </text:span></text:span></text:p>
      <text:p text:style-name="P16"><text:span text:style-name="Strong_20_Emphasis"><text:span text:style-name="T37">Before it starts we need seaborn, importing it simply with pip install and going on.</text:span></text:span></text:p>
      <text:p text:style-name="P16"><text:span text:style-name="Strong_20_Emphasis"><text:span text:style-name="T37">1) Histograms</text:span></text:span></text:p>
      <text:p text:style-name="P16"><text:span text:style-name="Strong_20_Emphasis"><text:span text:style-name="T40">importing stats :</text:span></text:span></text:p>
      <text:p text:style-name="P16"><text:span text:style-name="Strong_20_Emphasis"><text:span text:style-name="T40"><text:s text:c="3"/></text:span></text:span><text:span text:style-name="Strong_20_Emphasis"><text:span text:style-name="T40">from scipy import stats</text:span></text:span></text:p>
      <text:p text:style-name="P16"><text:span text:style-name="Strong_20_Emphasis"><text:span text:style-name="T40">useful libraries for plotting beautifully:</text:span></text:span></text:p>
      <text:p text:style-name="Preformatted_20_Text">import matplotlib as mpl</text:p>
      <text:p text:style-name="Preformatted_20_Text">import matplotlib.pyplot as plt</text:p>
      <text:p text:style-name="P3">import seaborn as sns</text:p>
      <text:p text:style-name="P16"><text:span text:style-name="Strong_20_Emphasis"><text:span text:style-name="T40">plotting simple histogram of random values:</text:span></text:span></text:p>
      <text:p text:style-name="P16"><text:span text:style-name="Strong_20_Emphasis"><text:span text:style-name="T47">dataset1 = randn(100)</text:span></text:span></text:p>
      <text:p text:style-name="P3"><text:soft-page-break/>plt.hist(dataset1)</text:p>
      <text:p text:style-name="P3"><text:span text:style-name="Strong_20_Emphasis"><text:span text:style-name="T41">→ Playing with color attribute :</text:span></text:span></text:p>
      <text:p text:style-name="P3"><text:span text:style-name="Strong_20_Emphasis"><text:span text:style-name="T41"><text:s/>plt.hist(dataset2,color='indianred')</text:span></text:span></text:p>
      <text:p text:style-name="P3"><text:span text:style-name="Strong_20_Emphasis"><text:span text:style-name="T41">→ Transparency and plotting :</text:span></text:span></text:p>
      <text:p text:style-name="P3"><text:span text:style-name="Strong_20_Emphasis"><text:span text:style-name="T41"><text:s text:c="5"/></text:span></text:span><text:span text:style-name="Strong_20_Emphasis"><text:span text:style-name="T45">plt.hist(dataset1,normed=True,color='indianred',alpha=0.5,bins=20)</text:span></text:span></text:p>
      <text:p text:style-name="P9"><text:s text:c="3"/>plt.hist(dataset2,normed=True,alpha=0.5,bins=20)</text:p>
      <text:p text:style-name="P9">→<text:span text:style-name="T59"> Beautiful joint plot by :</text:span></text:p>
      <text:p text:style-name="P3"><text:span text:style-name="T50"><text:s text:c="2"/></text:span>sns.jointplot(data1,data2)</text:p>
      <text:p text:style-name="P9">→<text:span text:style-name="T59"> In hexagons :</text:span></text:p>
      <text:p text:style-name="P3"><text:span text:style-name="T50"><text:s text:c="3"/></text:span>sns.jointplot(data1,data2,kind='hex')</text:p>
      <text:p text:style-name="P9"/>
      <text:p text:style-name="P24"><text:span text:style-name="T59">2</text:span>) <text:span text:style-name="T54">Kernel Density </text:span><text:span text:style-name="T55">Estimate plots :</text:span></text:p>
      <text:p text:style-name="P28"/>
      <text:p text:style-name="P21"><text:span text:style-name="T27"><text:s text:c="5"/>→ </text:span><text:span text:style-name="T11">Plotting by :</text:span></text:p>
      <text:p text:style-name="P34"><text:span text:style-name="T11"><text:s text:c="8"/>sns.rugplot(dataset)</text:span></text:p>
      <text:p text:style-name="P3"><text:s text:c="5"/>plt.ylim(0,1)</text:p>
      <text:p text:style-name="P34"><text:span text:style-name="T11"><text:s text:c="3"/>→ </text:span><text:span text:style-name="T18">plt.hist(dataset,alpha=0.3)</text:span></text:p>
      <text:p text:style-name="P9"><text:s text:c="4"/>sns.rugplot(dataset)</text:p>
      <text:p text:style-name="P34"><text:span text:style-name="T11"><text:s text:c="3"/>→</text:span><text:span text:style-name="T18"> Drawing curves with defined spacing : </text:span></text:p>
      <text:p text:style-name="P34"><text:span text:style-name="T18"><text:s text:c="6"/></text:span></text:p>
      <text:p text:style-name="P34"><text:span text:style-name="T18"><text:s text:c="10"/>for data_point in dataset:</text:span></text:p>
      <text:p text:style-name="P1"><text:s text:c="2"/></text:p>
      <text:p text:style-name="P1"><text:s text:c="4"/>kernel = stats.norm(data_point,bandwidth).pdf(x_axis)</text:p>
      <text:p text:style-name="P1"><text:s text:c="4"/>kernel_list.append(kernel)</text:p>
      <text:p text:style-name="P1"><text:s text:c="4"/></text:p>
      <text:p text:style-name="P1"><text:s text:c="4"/># Scale for plotting</text:p>
      <text:p text:style-name="P1"><text:s text:c="4"/>kernel = kernel / kernel.max()</text:p>
      <text:p text:style-name="P1"><text:s text:c="4"/>kernel = kernel * 0.4</text:p>
      <text:p text:style-name="P1"><text:s text:c="4"/></text:p>
      <text:p text:style-name="P1"><text:s text:c="4"/>plt.plot(x_axis,kernel,color='grey',alpha=0.5)</text:p>
      <text:p text:style-name="P1"/>
      <text:p text:style-name="P9"><text:s text:c="4"/>plt.ylim(0,1)</text:p>
      <text:p text:style-name="P9"><text:soft-page-break/></text:p>
      <text:p text:style-name="P9">→<text:span text:style-name="T59"> printing sum of basis functions as :</text:span></text:p>
      <text:p text:style-name="P3"><text:span text:style-name="T50"><text:s text:c="2"/></text:span>sns.rugplot(dataset)</text:p>
      <text:p text:style-name="Preformatted_20_Text"><text:s text:c="2"/>plt.yticks([])</text:p>
      <text:p text:style-name="Preformatted_20_Text"/>
      <text:p text:style-name="P3"><text:s text:c="2"/>plt.suptitle("Sum of the basis functions")</text:p>
      <text:p text:style-name="P9">→<text:span text:style-name="T59"> Using kdeplot and drawing beautiful graphs:</text:span></text:p>
      <text:p text:style-name="P3"><text:span text:style-name="T50"><text:s text:c="2"/></text:span>for bw in np.arange(0.5,2,0.25):</text:p>
      <text:p text:style-name="P3"><text:s text:c="4"/>sns.kdeplot(dataset,bw=bw,lw=1.8,label=bw)</text:p>
      <text:p text:style-name="P9">→<text:span text:style-name="T59"> For shades and visualizing curves by :</text:span></text:p>
      <text:p text:style-name="P3"><text:span text:style-name="T50"><text:s text:c="3"/></text:span>for kern in kernel_options:</text:p>
      <text:p text:style-name="P3"><text:s text:c="4"/>sns.kdeplot(dataset,kernel=kern,label=kern,shade=True)</text:p>
      <text:p text:style-name="P9">→<text:span text:style-name="T60"> Cumulative curve :</text:span></text:p>
      <text:p text:style-name="P3"><text:span text:style-name="T50"><text:s text:c="3"/></text:span>sns.kdeplot(dataset,cumulative = True)</text:p>
      <text:p text:style-name="P9">→<text:span text:style-name="T60"> finding mean , covariance using predefined functions :</text:span></text:p>
      <text:p text:style-name="P3"><text:span text:style-name="T50"><text:s text:c="2"/></text:span>cov = [[1,0],[0,100]] <text:s/># Covariance</text:p>
      <text:p text:style-name="Preformatted_20_Text"><text:s text:c="2"/>dataset2 = np.random.multivariate_normal(mean,cov,1000)</text:p>
      <text:p text:style-name="Preformatted_20_Text"/>
      <text:p text:style-name="Preformatted_20_Text"><text:s text:c="2"/>dframe = pd.DataFrame(dataset2,columns=['X','Y'])</text:p>
      <text:p text:style-name="P3"><text:s text:c="2"/>sns.kdeplot(dframe)</text:p>
      <text:p text:style-name="P9">→<text:span text:style-name="T60"> Playing with bw parameter and changing values as :</text:span></text:p>
      <text:p text:style-name="P3"><text:span text:style-name="T50"><text:s text:c="2"/></text:span>sns.kdeplot(dframe,bw=1)</text:p>
      <text:p text:style-name="P3"><text:span text:style-name="T50"><text:s text:c="2"/></text:span>sns.kdeplot(dframe,bw=’<text:span text:style-name="T60">silverman’</text:span>)</text:p>
      <text:p text:style-name="P9">→<text:span text:style-name="T60"> both <text:s/>together visualized :</text:span></text:p>
      <text:p text:style-name="P3"><text:span text:style-name="T50"><text:s text:c="2"/></text:span>sns.jointplot('X','Y',dframe,kind='kde')</text:p>
      <text:p text:style-name="P9"/>
      <text:p text:style-name="P17"><text:span text:style-name="T51">3) </text:span><text:span text:style-name="Strong_20_Emphasis">Combining Plot Styles :</text:span></text:p>
      <text:p text:style-name="P17"><text:span text:style-name="Strong_20_Emphasis">→</text:span><text:span text:style-name="Strong_20_Emphasis"><text:span text:style-name="T60"> again using sns :</text:span></text:span></text:p>
      <text:p text:style-name="P17"><text:soft-page-break/><text:span text:style-name="Strong_20_Emphasis">sns.distplot(dataset,bins=25)</text:span></text:p>
      <text:p text:style-name="P17"><text:span text:style-name="Strong_20_Emphasis">→</text:span><text:span text:style-name="Strong_20_Emphasis"><text:span text:style-name="T60"> Mixed graphs : </text:span></text:span></text:p>
      <text:p text:style-name="P17"><text:span text:style-name="Strong_20_Emphasis"><text:s text:c="2"/></text:span><text:span text:style-name="Strong_20_Emphasis"><text:span text:style-name="T28">sns.distplot(dataset,bins=25,</text:span></text:span></text:p>
      <text:p text:style-name="Preformatted_20_Text"><text:s text:c="13"/>kde_kws={'color':'indianred','label':'KDE PLOT'},</text:p>
      <text:p text:style-name="P3"><text:s text:c="13"/>hist_kws={'color':'blue','label':'HIST'})</text:p>
      <text:p text:style-name="P17"><text:span text:style-name="Strong_20_Emphasis"><text:span text:style-name="T30">using displot as alternative :</text:span></text:span></text:p>
      <text:p text:style-name="P17"><text:span text:style-name="Strong_20_Emphasis"><text:span text:style-name="T30"><text:s/>sns.distplot(ser1,bins=25)</text:span></text:span></text:p>
      <text:p text:style-name="P17"><text:span text:style-name="Strong_20_Emphasis"><text:span text:style-name="T30"/></text:span></text:p>
      <text:p text:style-name="P17"><text:span text:style-name="Strong_20_Emphasis"><text:span text:style-name="T52">4) </text:span></text:span><text:span text:style-name="Strong_20_Emphasis"><text:span text:style-name="T60">Box and Violin Plots</text:span></text:span></text:p>
      <text:p text:style-name="P17"><text:span text:style-name="Strong_20_Emphasis"><text:span text:style-name="T52"><text:s/>→ Using boxplots :</text:span></text:span></text:p>
      <text:p text:style-name="P17"><text:span text:style-name="Strong_20_Emphasis"><text:span text:style-name="T52"><text:s text:c="3"/>sns.boxplot(data1)</text:span></text:span></text:p>
      <text:p text:style-name="P17"><text:span text:style-name="Strong_20_Emphasis"><text:span text:style-name="T52">→ </text:span></text:span><text:span text:style-name="Strong_20_Emphasis"><text:span text:style-name="T30">Multiple as : </text:span></text:span></text:p>
      <text:p text:style-name="P17"><text:span text:style-name="Strong_20_Emphasis"><text:span text:style-name="T30"><text:s text:c="2"/>sns.boxplot(data=[data1,data2])</text:span></text:span></text:p>
      <text:p text:style-name="P17"><text:span text:style-name="Strong_20_Emphasis"><text:span text:style-name="T30">→ Conacatenating together and printing both :</text:span></text:span></text:p>
      <text:p text:style-name="P17"><text:span text:style-name="Strong_20_Emphasis"><text:span text:style-name="T30"><text:s text:c="2"/>data2 = np.concatenate([stats.gamma(5).rvs(50)-1,</text:span></text:span></text:p>
      <text:p text:style-name="Preformatted_20_Text"><text:s text:c="24"/>-1*stats.gamma(5).rvs(50)])</text:p>
      <text:p text:style-name="Preformatted_20_Text"/>
      <text:p text:style-name="Preformatted_20_Text"><text:s text:c="2"/># Box plot both data1 and data2</text:p>
      <text:p text:style-name="P3"><text:s text:c="2"/>sns.boxplot(data=[data1,data2],whis=np.inf)</text:p>
      <text:p text:style-name="P17"><text:span text:style-name="Strong_20_Emphasis"><text:span text:style-name="T30">→ Beautiful plots using </text:span></text:span></text:p>
      <text:p text:style-name="P17"><text:span text:style-name="Strong_20_Emphasis"><text:span text:style-name="T30"><text:s text:c="2"/>sns.violinplot(data1,inner='stick')</text:span></text:span></text:p>
      <text:p text:style-name="P17"><text:span text:style-name="Strong_20_Emphasis"><text:span text:style-name="T30">and varying its parameters </text:span></text:span></text:p>
      <text:p text:style-name="P20"><text:span text:style-name="T13">5</text:span><text:span text:style-name="T12">) Regression Plots :</text:span></text:p>
      <text:p text:style-name="P20"><text:span text:style-name="T12"/></text:p>
      <text:p text:style-name="P37"><text:span text:style-name="T20">→</text:span><text:span text:style-name="T21"> Plotting the regression graph as :</text:span></text:p>
      <text:p text:style-name="P35"><text:span text:style-name="T22"><text:s text:c="5"/></text:span><text:span text:style-name="T21">sns.lmplot('total_bill','tip',tips)</text:span></text:p>
      <text:p text:style-name="P35"><text:span text:style-name="T21">→ Changing colors and printing :</text:span></text:p>
      <text:p text:style-name="P35"><text:span text:style-name="T21"><text:s text:c="4"/>sns.lmplot('total_bill','tip',tips,</text:span></text:p>
      <text:p text:style-name="Preformatted_20_Text"><text:s text:c="10"/>scatter_kws={'marker':'o','color':'indianred'},</text:p>
      <text:p text:style-name="P3"><text:s text:c="10"/>line_kws={'linewidth':1,'color':'blue'})</text:p>
      <text:p text:style-name="P35"><text:span text:style-name="T21">→ NO regression :</text:span></text:p>
      <text:p text:style-name="P35"><text:span text:style-name="T21"><text:s text:c="3"/>sns.lmplot('total_bill','tip',tips,fit_reg=False)</text:span></text:p>
      <text:p text:style-name="P35"><text:span text:style-name="T21">→ Using estimator parameter :</text:span></text:p>
      <text:p text:style-name="P35"><text:soft-page-break/><text:span text:style-name="T21"><text:s text:c="2"/>sns.lmplot('size','tip_pect',tips,x_estimator=np.mean)</text:span></text:p>
      <text:p text:style-name="P35"><text:span text:style-name="T21"/></text:p>
      <text:p text:style-name="P35"><text:span text:style-name="T21">→ Very useful tool to mark these things :</text:span></text:p>
      <text:p text:style-name="P35"><text:span text:style-name="T21"><text:s text:c="2"/></text:span></text:p>
      <text:p text:style-name="P35"><text:span text:style-name="T21"><text:s text:c="4"/>sns.lmplot('total_bill','tip_pect',tips,hue='sex',markers=['x','o'])</text:span></text:p>
      <text:p text:style-name="P35"><text:span text:style-name="T21"/></text:p>
      <text:p text:style-name="P35"><text:span text:style-name="T21"><text:s/>→ Both reg and voilinplot :</text:span></text:p>
      <text:p text:style-name="P35"><text:span text:style-name="T21"><text:s text:c="4"/>sns.regplot('total_bill','tip_pect',tips,ax=axis1)</text:span></text:p>
      <text:p text:style-name="P3">sns.violinplot(x="size",y="tip_pect",data=tips.sort('size'),color='Red',ax=axis2)</text:p>
      <text:p text:style-name="P38"><text:span text:style-name="T21"/></text:p>
      <text:p text:style-name="P36"><text:span text:style-name="T24">6) </text:span><text:span text:style-name="Strong_20_Emphasis"><text:span text:style-name="T20">Heatmaps and Clustered Matrices</text:span></text:span></text:p>
      <text:p text:style-name="P36"><text:span text:style-name="Strong_20_Emphasis"><text:span text:style-name="T24"/></text:span></text:p>
      <text:p text:style-name="P36"><text:span text:style-name="Strong_20_Emphasis"><text:span text:style-name="T24">→ Using heatmaps :</text:span></text:span></text:p>
      <text:p text:style-name="P36"><text:span text:style-name="Strong_20_Emphasis"><text:span text:style-name="T24"><text:s text:c="2"/></text:span></text:span></text:p>
      <text:p text:style-name="P36"><text:span text:style-name="Strong_20_Emphasis"><text:span text:style-name="T24"><text:s text:c="3"/>sns.heatmap(flight_dframe)</text:span></text:span></text:p>
      <text:p text:style-name="P36"><text:span text:style-name="Strong_20_Emphasis"><text:span text:style-name="T24"/></text:span></text:p>
      <text:p text:style-name="P36"><text:span text:style-name="Strong_20_Emphasis"><text:span text:style-name="T24">→ changing the <text:s/>annot parameter</text:span></text:span></text:p>
      <text:p text:style-name="P36"><text:span text:style-name="Strong_20_Emphasis"><text:span text:style-name="T24"><text:s text:c="3"/></text:span></text:span></text:p>
      <text:p text:style-name="P36"><text:span text:style-name="Strong_20_Emphasis"><text:span text:style-name="T24"><text:s text:c="2"/></text:span></text:span><text:span text:style-name="Strong_20_Emphasis"><text:span text:style-name="T25">sns.heatmap(flight_dframe,annot=True,fmt='d')</text:span></text:span></text:p>
      <text:p text:style-name="P36"><text:span text:style-name="Strong_20_Emphasis"><text:span text:style-name="T25"/></text:span></text:p>
      <text:p text:style-name="P37"><text:span text:style-name="T21"/></text:p>
      <text:p text:style-name="P20"><text:span text:style-name="T12">→</text:span><text:span text:style-name="T14"> Plotting them in increasing <text:s/>order and printing graphs :</text:span></text:p>
      <text:p text:style-name="P20"><text:span text:style-name="T14"><text:s text:c="2"/></text:span></text:p>
      <text:p text:style-name="P35"><text:span text:style-name="T15"><text:s/></text:span><text:span text:style-name="T22">f,(axis1,axis2) = plt.subplots(2,1)</text:span></text:p>
      <text:p text:style-name="Preformatted_20_Text">yearly_flights = flight_dframe.sum()</text:p>
      <text:p text:style-name="Preformatted_20_Text">years = pd.Series(yearly_flights.index.values)</text:p>
      <text:p text:style-name="Preformatted_20_Text">years = pd.DataFrame(years)</text:p>
      <text:p text:style-name="Preformatted_20_Text">flights = pd.Series(yearly_flights.values)</text:p>
      <text:p text:style-name="Preformatted_20_Text">flights = pd.DataFrame(flights)</text:p>
      <text:p text:style-name="Preformatted_20_Text">year_dframe = pd.concat((years,flights),axis=1)</text:p>
      <text:p text:style-name="Preformatted_20_Text">year_dframe.columns = ['Year','Flights']</text:p>
      <text:p text:style-name="Preformatted_20_Text"/>
      <text:p text:style-name="Preformatted_20_Text">sns.barplot("Year",y='Flights',data=year_dframe,ax=axis1)</text:p>
      <text:p text:style-name="P3">sns.heatmap(flight_dframe,cmap='Blues',ax=axis2,cbar_kws={'orientation':'horizontal'})</text:p>
      <text:p text:style-name="P20"><text:span text:style-name="T22">→ Cluster map :</text:span></text:p>
      <text:p text:style-name="P35"><text:span text:style-name="T22"><text:s text:c="2"/>sns.clustermap(flight_dframe)</text:span></text:p>
      <text:p text:style-name="P20"><text:span text:style-name="T22"/></text:p>
      <text:p text:style-name="P20"><text:span text:style-name="T22">→ changing the parameters :</text:span></text:p>
      <text:p text:style-name="P35"><text:span text:style-name="T22"><text:s text:c="2"/>sns.clustermap(flight_dframe,z_score=1)</text:span></text:p>
      <text:p text:style-name="P20"><text:span text:style-name="T22"><text:s/></text:span></text:p>
      <text:p text:style-name="P20"><text:span text:style-name="T23">-------------------------------------------------------------------------------------------------------------------</text:span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pan text:style-name="T12"/></text:p>
      <text:p text:style-name="P20"><text:soft-page-break/><text:span text:style-name="T12"/></text:p>
      <text:p text:style-name="P20"><text:span text:style-name="T12"/></text:p>
      <text:p text:style-name="P20"><text:span text:style-name="T12"><text:s/></text:span></text:p>
      <text:p text:style-name="P3"><text:span text:style-name="Strong_20_Emphasis"><text:span text:style-name="T45"/></text:span></text:p>
      <text:p text:style-name="P18"><text:span text:style-name="Strong_20_Emphasis"><text:span text:style-name="T40"><text:s text:c="59"/></text:span></text:span><text:span text:style-name="Strong_20_Emphasis"><text:span text:style-name="T48">Thank You</text:span></text:span></text:p>
      <text:p text:style-name="P39"/>
      <text:p text:style-name="P39">By</text:p>
      <text:p text:style-name="P39">NAME : <text:s/>Kumar Paritosh</text:p>
      <text:p text:style-name="P40"><text:span text:style-name="T56"><text:s text:c="9"/>EMAIL : </text:span><text:a xlink:type="simple" xlink:href="mailto:kparitosh98@gmail.com" text:style-name="Internet_20_link" text:visited-style-name="Visited_20_Internet_20_Link"><text:span text:style-name="T56">kparitosh98@gmail.com</text:span></text:a></text:p>
      <text:p text:style-name="P18"><text:span text:style-name="Strong_20_Emphasis"><text:span text:style-name="T48"><text:s text:c="43"/>Course : Data Analytics With Python</text:span></text:span></text:p>
      <text:p text:style-name="P11"><text:span text:style-name="T33"><text:s text:c="11"/></text:span></text:p>
      <text:p text:style-name="P11"><text:span text:style-name="Strong_20_Emphasis"><text:span text:style-name="T32"/></text:span></text:p>
      <text:p text:style-name="P11"><text:span text:style-name="Strong_20_Emphasis"><text:span text:style-name="T34"><text:s text:c="3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9:39:38.290958860</meta:creation-date>
    <dc:date>2017-12-15T21:22:25.477832049</dc:date>
    <meta:editing-duration>PT8M</meta:editing-duration>
    <meta:editing-cycles>1</meta:editing-cycles>
    <meta:generator>LibreOffice/5.4.1.2$Linux_X86_64 LibreOffice_project/40m0$Build-2</meta:generator>
    <meta:document-statistic meta:table-count="0" meta:image-count="0" meta:object-count="0" meta:page-count="9" meta:paragraph-count="214" meta:word-count="762" meta:character-count="7917" meta:non-whitespace-character-count="6446"/>
  </office:meta>
</office:document-meta>
</file>